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fe52" officeooo:paragraph-rsid="0017fe52"/>
    </style:style>
    <style:style style:name="P2" style:family="paragraph" style:parent-style-name="Standard">
      <style:paragraph-properties fo:text-align="center" style:justify-single-word="false"/>
      <style:text-properties officeooo:rsid="0017fe52" officeooo:paragraph-rsid="0017fe52"/>
    </style:style>
    <style:style style:name="P3" style:family="paragraph" style:parent-style-name="Standard">
      <style:text-properties fo:font-weight="bold" officeooo:rsid="002ad536" officeooo:paragraph-rsid="002ad536" style:font-weight-asian="bold" style:font-weight-complex="bold"/>
    </style:style>
    <style:style style:name="P4" style:family="paragraph" style:parent-style-name="Standard">
      <style:text-properties fo:font-weight="bold" officeooo:rsid="0031becc" officeooo:paragraph-rsid="0031becc" style:font-weight-asian="bold" style:font-weight-complex="bold"/>
    </style:style>
    <style:style style:name="P5" style:family="paragraph" style:parent-style-name="Standard">
      <style:text-properties fo:font-weight="bold" officeooo:rsid="0032c1c3" officeooo:paragraph-rsid="0032c1c3" style:font-weight-asian="bold" style:font-weight-complex="bold"/>
    </style:style>
    <style:style style:name="P6" style:family="paragraph" style:parent-style-name="Standard">
      <style:text-properties fo:font-weight="bold" officeooo:rsid="003428a4" officeooo:paragraph-rsid="003428a4" style:font-weight-asian="bold" style:font-weight-complex="bold"/>
    </style:style>
    <style:style style:name="P7" style:family="paragraph" style:parent-style-name="Standard">
      <style:text-properties fo:font-weight="bold" officeooo:rsid="0034796f" officeooo:paragraph-rsid="0034796f" style:font-weight-asian="bold" style:font-weight-complex="bold"/>
    </style:style>
    <style:style style:name="P8" style:family="paragraph" style:parent-style-name="Standard">
      <style:text-properties fo:font-weight="bold" officeooo:rsid="0035cbf9" officeooo:paragraph-rsid="0035cbf9" style:font-weight-asian="bold" style:font-weight-complex="bold"/>
    </style:style>
    <style:style style:name="P9" style:family="paragraph" style:parent-style-name="Standard">
      <style:text-properties fo:font-weight="bold" officeooo:rsid="0036e2c7" officeooo:paragraph-rsid="0036e2c7" style:font-weight-asian="bold" style:font-weight-complex="bold"/>
    </style:style>
    <style:style style:name="P10" style:family="paragraph" style:parent-style-name="Standard">
      <style:text-properties fo:font-weight="bold" officeooo:rsid="003a441e" officeooo:paragraph-rsid="003a441e" style:font-weight-asian="bold" style:font-weight-complex="bold"/>
    </style:style>
    <style:style style:name="P11" style:family="paragraph" style:parent-style-name="Standard">
      <style:text-properties fo:font-weight="bold" officeooo:rsid="003a542a" officeooo:paragraph-rsid="003a542a" style:font-weight-asian="bold" style:font-weight-complex="bold"/>
    </style:style>
    <style:style style:name="P12" style:family="paragraph" style:parent-style-name="Standard">
      <style:text-properties fo:font-weight="bold" officeooo:rsid="003badff" officeooo:paragraph-rsid="003badff" style:font-weight-asian="bold" style:font-weight-complex="bold"/>
    </style:style>
    <style:style style:name="P13" style:family="paragraph" style:parent-style-name="Standard">
      <style:text-properties fo:font-weight="bold" officeooo:rsid="004139b7" officeooo:paragraph-rsid="004139b7" style:font-weight-asian="bold" style:font-weight-complex="bold"/>
    </style:style>
    <style:style style:name="P14" style:family="paragraph" style:parent-style-name="Standard">
      <style:text-properties fo:font-weight="bold" officeooo:rsid="0042068d" officeooo:paragraph-rsid="0042068d" style:font-weight-asian="bold" style:font-weight-complex="bold"/>
    </style:style>
    <style:style style:name="P15" style:family="paragraph" style:parent-style-name="Standard">
      <style:text-properties fo:font-weight="bold" officeooo:rsid="0042ccf2" officeooo:paragraph-rsid="0042ccf2" style:font-weight-asian="bold" style:font-weight-complex="bold"/>
    </style:style>
    <style:style style:name="P16" style:family="paragraph" style:parent-style-name="Standard">
      <style:text-properties fo:font-weight="bold" officeooo:rsid="004b066f" officeooo:paragraph-rsid="004b066f" style:font-weight-asian="bold" style:font-weight-complex="bold"/>
    </style:style>
    <style:style style:name="P17" style:family="paragraph" style:parent-style-name="Standard">
      <style:text-properties fo:font-weight="bold" officeooo:rsid="004f5bb7" officeooo:paragraph-rsid="004f5bb7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7fe52" officeooo:paragraph-rsid="0017fe52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19520f" officeooo:paragraph-rsid="0019520f"/>
    </style:style>
    <style:style style:name="P20" style:family="paragraph" style:parent-style-name="Standard">
      <style:text-properties officeooo:rsid="0019d22a" officeooo:paragraph-rsid="0019d22a"/>
    </style:style>
    <style:style style:name="P21" style:family="paragraph" style:parent-style-name="Standard">
      <style:text-properties officeooo:rsid="001ba302" officeooo:paragraph-rsid="001ba302"/>
    </style:style>
    <style:style style:name="P22" style:family="paragraph" style:parent-style-name="Standard">
      <style:text-properties officeooo:rsid="001df445" officeooo:paragraph-rsid="001df445"/>
    </style:style>
    <style:style style:name="P23" style:family="paragraph" style:parent-style-name="Standard">
      <style:text-properties officeooo:rsid="001f238f" officeooo:paragraph-rsid="001f238f"/>
    </style:style>
    <style:style style:name="P24" style:family="paragraph" style:parent-style-name="Standard">
      <style:text-properties officeooo:rsid="0020aa23" officeooo:paragraph-rsid="0020aa23"/>
    </style:style>
    <style:style style:name="P25" style:family="paragraph" style:parent-style-name="Standard">
      <style:text-properties officeooo:rsid="0020aeb6" officeooo:paragraph-rsid="0020aeb6"/>
    </style:style>
    <style:style style:name="P26" style:family="paragraph" style:parent-style-name="Standard">
      <style:text-properties officeooo:rsid="0023d4b4" officeooo:paragraph-rsid="0023d4b4"/>
    </style:style>
    <style:style style:name="P27" style:family="paragraph" style:parent-style-name="Standard">
      <style:text-properties officeooo:rsid="00257c35" officeooo:paragraph-rsid="00257c35"/>
    </style:style>
    <style:style style:name="P28" style:family="paragraph" style:parent-style-name="Standard">
      <style:text-properties fo:font-weight="normal" officeooo:rsid="002ad536" officeooo:paragraph-rsid="002ad536" style:font-weight-asian="normal" style:font-weight-complex="normal"/>
    </style:style>
    <style:style style:name="P29" style:family="paragraph" style:parent-style-name="Standard">
      <style:text-properties fo:font-weight="normal" officeooo:rsid="002c96d1" officeooo:paragraph-rsid="002c96d1" style:font-weight-asian="normal" style:font-weight-complex="normal"/>
    </style:style>
    <style:style style:name="P30" style:family="paragraph" style:parent-style-name="Standard">
      <style:text-properties fo:font-weight="normal" officeooo:rsid="002e5e0f" officeooo:paragraph-rsid="002e5e0f" style:font-weight-asian="normal" style:font-weight-complex="normal"/>
    </style:style>
    <style:style style:name="P31" style:family="paragraph" style:parent-style-name="Standard">
      <style:text-properties fo:font-weight="normal" officeooo:rsid="0030fecd" officeooo:paragraph-rsid="0030fecd" style:font-weight-asian="normal" style:font-weight-complex="normal"/>
    </style:style>
    <style:style style:name="P32" style:family="paragraph" style:parent-style-name="Standard">
      <style:text-properties fo:font-weight="normal" officeooo:rsid="0045315d" officeooo:paragraph-rsid="0045315d" style:font-weight-asian="normal" style:font-weight-complex="normal"/>
    </style:style>
    <style:style style:name="P33" style:family="paragraph" style:parent-style-name="Standard">
      <style:text-properties fo:font-weight="normal" officeooo:rsid="00472dd5" officeooo:paragraph-rsid="00472dd5" style:font-weight-asian="normal" style:font-weight-complex="normal"/>
    </style:style>
    <style:style style:name="P34" style:family="paragraph" style:parent-style-name="Standard">
      <style:text-properties fo:font-weight="normal" officeooo:rsid="00483cf0" officeooo:paragraph-rsid="00483cf0" style:font-weight-asian="normal" style:font-weight-complex="normal"/>
    </style:style>
    <style:style style:name="P35" style:family="paragraph" style:parent-style-name="Standard">
      <style:text-properties fo:font-weight="normal" officeooo:rsid="004848cb" officeooo:paragraph-rsid="004848cb" style:font-weight-asian="normal" style:font-weight-complex="normal"/>
    </style:style>
    <style:style style:name="P36" style:family="paragraph" style:parent-style-name="Standard">
      <style:text-properties fo:font-weight="normal" officeooo:rsid="004b066f" officeooo:paragraph-rsid="004b066f" style:font-weight-asian="normal" style:font-weight-complex="normal"/>
    </style:style>
    <style:style style:name="P37" style:family="paragraph" style:parent-style-name="Standard">
      <style:text-properties fo:font-weight="normal" officeooo:rsid="004ef761" officeooo:paragraph-rsid="004ef761" style:font-weight-asian="normal" style:font-weight-complex="normal"/>
    </style:style>
    <style:style style:name="P38" style:family="paragraph" style:parent-style-name="Standard">
      <style:text-properties fo:font-weight="normal" officeooo:rsid="004f5bb7" officeooo:paragraph-rsid="004f5bb7" style:font-weight-asian="normal" style:font-weight-complex="normal"/>
    </style:style>
    <style:style style:name="P39" style:family="paragraph" style:parent-style-name="Standard">
      <style:text-properties fo:font-weight="normal" officeooo:rsid="0050765b" officeooo:paragraph-rsid="0050765b" style:font-weight-asian="normal" style:font-weight-complex="normal"/>
    </style:style>
    <style:style style:name="P40" style:family="paragraph" style:parent-style-name="Standard">
      <style:text-properties fo:font-weight="normal" officeooo:rsid="00552030" officeooo:paragraph-rsid="00552030" style:font-weight-asian="normal" style:font-weight-complex="normal"/>
    </style:style>
    <style:style style:name="P41" style:family="paragraph" style:parent-style-name="Standard">
      <style:text-properties fo:font-weight="normal" officeooo:rsid="005548e5" officeooo:paragraph-rsid="005548e5" style:font-weight-asian="normal" style:font-weight-complex="normal"/>
    </style:style>
    <style:style style:name="P42" style:family="paragraph" style:parent-style-name="Standard">
      <style:text-properties fo:font-weight="normal" officeooo:rsid="005548e5" officeooo:paragraph-rsid="00580350" style:font-weight-asian="normal" style:font-weight-complex="normal"/>
    </style:style>
    <style:style style:name="P43" style:family="paragraph" style:parent-style-name="Standard">
      <style:text-properties fo:font-weight="normal" officeooo:rsid="00580350" officeooo:paragraph-rsid="00580350" style:font-weight-asian="normal" style:font-weight-complex="normal"/>
    </style:style>
    <style:style style:name="P44" style:family="paragraph" style:parent-style-name="Standard">
      <style:text-properties fo:font-weight="normal" officeooo:rsid="0058c0bb" officeooo:paragraph-rsid="0058c0bb" style:font-weight-asian="normal" style:font-weight-complex="normal"/>
    </style:style>
    <style:style style:name="P45" style:family="paragraph" style:parent-style-name="Standard">
      <style:text-properties fo:font-style="italic" fo:font-weight="normal" officeooo:rsid="005a5434" officeooo:paragraph-rsid="005a5434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bold" officeooo:rsid="005f56dc" officeooo:paragraph-rsid="005f56dc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style="italic" fo:font-weight="bold" officeooo:rsid="0060dd68" officeooo:paragraph-rsid="0060dd68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style="italic" fo:font-weight="bold" officeooo:rsid="0061227a" officeooo:paragraph-rsid="0061227a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61e152" officeooo:paragraph-rsid="0061e152" style:font-style-asian="italic" style:font-weight-asian="bold" style:font-style-complex="italic" style:font-weight-complex="bold"/>
    </style:style>
    <style:style style:name="T1" style:family="text">
      <style:text-properties officeooo:rsid="001f6924"/>
    </style:style>
    <style:style style:name="T2" style:family="text">
      <style:text-properties officeooo:rsid="0022111a"/>
    </style:style>
    <style:style style:name="T3" style:family="text">
      <style:text-properties officeooo:rsid="00257c35"/>
    </style:style>
    <style:style style:name="T4" style:family="text">
      <style:text-properties officeooo:rsid="00267e90"/>
    </style:style>
    <style:style style:name="T5" style:family="text">
      <style:text-properties officeooo:rsid="002b3546"/>
    </style:style>
    <style:style style:name="T6" style:family="text">
      <style:text-properties officeooo:rsid="003025d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4796f" style:font-weight-asian="normal" style:font-weight-complex="normal"/>
    </style:style>
    <style:style style:name="T9" style:family="text">
      <style:text-properties fo:font-weight="normal" officeooo:rsid="0035cbf9" style:font-weight-asian="normal" style:font-weight-complex="normal"/>
    </style:style>
    <style:style style:name="T10" style:family="text">
      <style:text-properties fo:font-weight="normal" officeooo:rsid="0036e2c7" style:font-weight-asian="normal" style:font-weight-complex="normal"/>
    </style:style>
    <style:style style:name="T11" style:family="text">
      <style:text-properties fo:font-weight="normal" officeooo:rsid="0038c538" style:font-weight-asian="normal" style:font-weight-complex="normal"/>
    </style:style>
    <style:style style:name="T12" style:family="text">
      <style:text-properties fo:font-weight="normal" officeooo:rsid="00391482" style:font-weight-asian="normal" style:font-weight-complex="normal"/>
    </style:style>
    <style:style style:name="T13" style:family="text">
      <style:text-properties fo:font-weight="normal" officeooo:rsid="003a441e" style:font-weight-asian="normal" style:font-weight-complex="normal"/>
    </style:style>
    <style:style style:name="T14" style:family="text">
      <style:text-properties fo:font-weight="normal" officeooo:rsid="003ae89d" style:font-weight-asian="normal" style:font-weight-complex="normal"/>
    </style:style>
    <style:style style:name="T15" style:family="text">
      <style:text-properties fo:font-weight="normal" officeooo:rsid="003badff" style:font-weight-asian="normal" style:font-weight-complex="normal"/>
    </style:style>
    <style:style style:name="T16" style:family="text">
      <style:text-properties fo:font-weight="normal" officeooo:rsid="003c42a7" style:font-weight-asian="normal" style:font-weight-complex="normal"/>
    </style:style>
    <style:style style:name="T17" style:family="text">
      <style:text-properties fo:font-weight="normal" officeooo:rsid="003e429a" style:font-weight-asian="normal" style:font-weight-complex="normal"/>
    </style:style>
    <style:style style:name="T18" style:family="text">
      <style:text-properties fo:font-weight="normal" officeooo:rsid="0040293b" style:font-weight-asian="normal" style:font-weight-complex="normal"/>
    </style:style>
    <style:style style:name="T19" style:family="text">
      <style:text-properties fo:font-weight="normal" officeooo:rsid="0042068d" style:font-weight-asian="normal" style:font-weight-complex="normal"/>
    </style:style>
    <style:style style:name="T20" style:family="text">
      <style:text-properties fo:font-weight="normal" officeooo:rsid="00428814" style:font-weight-asian="normal" style:font-weight-complex="normal"/>
    </style:style>
    <style:style style:name="T21" style:family="text">
      <style:text-properties fo:font-weight="normal" officeooo:rsid="0055d8cf" style:font-weight-asian="normal" style:font-weight-complex="normal"/>
    </style:style>
    <style:style style:name="T22" style:family="text">
      <style:text-properties officeooo:rsid="003c42a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4858aa" style:font-style-asian="italic" style:font-style-complex="italic"/>
    </style:style>
    <style:style style:name="T25" style:family="text">
      <style:text-properties fo:font-style="italic" officeooo:rsid="00530be0" style:font-style-asian="italic" style:font-style-complex="italic"/>
    </style:style>
    <style:style style:name="T26" style:family="text">
      <style:text-properties fo:font-style="italic" fo:font-weight="normal" officeooo:rsid="0055d8cf" style:font-style-asian="italic" style:font-weight-asian="normal" style:font-style-complex="italic" style:font-weight-complex="normal"/>
    </style:style>
    <style:style style:name="T27" style:family="text">
      <style:text-properties officeooo:rsid="004858aa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4858aa" style:font-style-asian="normal" style:font-style-complex="normal"/>
    </style:style>
    <style:style style:name="T30" style:family="text">
      <style:text-properties fo:font-style="normal" officeooo:rsid="004875e7" style:font-style-asian="normal" style:font-style-complex="normal"/>
    </style:style>
    <style:style style:name="T31" style:family="text">
      <style:text-properties fo:font-style="normal" officeooo:rsid="004a0f99" style:font-style-asian="normal" style:font-style-complex="normal"/>
    </style:style>
    <style:style style:name="T32" style:family="text">
      <style:text-properties fo:font-style="normal" officeooo:rsid="004c2132" style:font-style-asian="normal" style:font-style-complex="normal"/>
    </style:style>
    <style:style style:name="T33" style:family="text">
      <style:text-properties fo:font-style="normal" officeooo:rsid="0050765b" style:font-style-asian="normal" style:font-style-complex="normal"/>
    </style:style>
    <style:style style:name="T34" style:family="text">
      <style:text-properties fo:font-style="normal" officeooo:rsid="00530be0" style:font-style-asian="normal" style:font-style-complex="normal"/>
    </style:style>
    <style:style style:name="T35" style:family="text">
      <style:text-properties fo:font-style="normal" officeooo:rsid="005c3b3b" style:font-style-asian="normal" style:font-style-complex="normal"/>
    </style:style>
    <style:style style:name="T36" style:family="text">
      <style:text-properties fo:font-style="normal" officeooo:rsid="005de30d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officeooo:rsid="004875e7"/>
    </style:style>
    <style:style style:name="T39" style:family="text">
      <style:text-properties officeooo:rsid="005b393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Historique de l'internet</text:p>
      <text:p text:style-name="P2">M. POUZIN</text:p>
      <text:p text:style-name="P1"/>
      <text:p text:style-name="P1"/>
      <text:p text:style-name="P3">Historique</text:p>
      <text:p text:style-name="P1"/>
      <text:p text:style-name="P19">Le premier réseau de transmission de données par paquets n'est pas ARPANET mais CTNE des <text:tab/>espagnols, créé pour du besoin privé (banques). Ensuite ARPANET est sorti, mais il y avait <text:tab/>alors aussi TYMNET et SITA.</text:p>
      <text:p text:style-name="P19"/>
      <text:p text:style-name="P20">Commutation de paquets par datagramme inventé en France avec le projet CYCLADES.</text:p>
      <text:p text:style-name="P21"><text:tab/>Pendant ce temps, les autres faisaient des réseaux virtuels plutôt que des datagrammes <text:tab/> <text:tab/> (internet a adopté le datagramme finalement).</text:p>
      <text:p text:style-name="P22"><text:tab/>En France, première communication avec paquets, projet SITA en 1973.</text:p>
      <text:p text:style-name="P20"/>
      <text:p text:style-name="P23">Puis l'OSI arrivera<text:span text:style-name="T1"> pour normer les systèmes ouverts.</text:span></text:p>
      <text:p text:style-name="P23"/>
      <text:p text:style-name="P23">Système ouvert = on pourra rajouter des éléments pas prévus. Les utilisateurs pourront rajouter <text:tab/>librement des éléments sans demander une autorisation.</text:p>
      <text:p text:style-name="P23"/>
      <text:p text:style-name="P24">Parallèlement, le mini-ordinateur (qui va mener au PC) arrive.</text:p>
      <text:p text:style-name="P24"/>
      <text:p text:style-name="P24">Le réseau local se développe donc, et se pose la question de l'interconnexion de ceux-ci ; et il y a de <text:tab/>la résistance en France à Internet parce que c'est américain. Nous développons donc le <text:tab/>minitel, que les américains ont tout fait pour plomber. Le minitel a bien marché.</text:p>
      <text:p text:style-name="P24"/>
      <text:p text:style-name="P25">1984 : les constructeurs sont en crise, les instituts de normalisation dépérissent. Finalement, UNIX <text:tab/>arrive avec TCP/IP et s'imposera de fait (ça n'a jamais été normalisé)<text:span text:style-name="T2">, en reprenant l'idée du <text:tab/>projet CYCLADES (de M. Pouzin), selon laquelle on a pas juste 1 câble sur lequel <text:tab/>l'information passe mais un découpage de ce câble unique en réseaux.</text:span></text:p>
      <text:p text:style-name="P25"/>
      <text:p text:style-name="P26">1990 : le Web. Inventé au CERN, par Tim Berners-Lee (Anglais) (conceptuel) et Robert Cailliau <text:tab/>(Belge) (réalisateur).</text:p>
      <text:p text:style-name="P26"><text:tab/>Les américains ont copié ça suite à une visite, et prétendu que c'était de leur main...</text:p>
      <text:p text:style-name="P26"/>
      <text:p text:style-name="P26"><text:tab/><text:span text:style-name="T3">Technologie qui a bien marché puisqu'il n'y avait plus besoin d'être technicien pour utiliser <text:tab/><text:tab/>Internet ; c'est facile d'utilisation.</text:span></text:p>
      <text:p text:style-name="P27"><text:tab/><text:span text:style-name="T4">Arrivée des journaux puis de l'e-commerce sur Internet. Des arnaques, aussi.</text:span></text:p>
      <text:p text:style-name="P27"/>
      <text:p text:style-name="P27"/>
      <text:p text:style-name="P27"/>
      <text:p text:style-name="P3">Architecture</text:p>
      <text:p text:style-name="P3"/>
      <text:p text:style-name="P28"><text:span text:style-name="T5">Le DNS et le concept de noms de domaine arrivera pour asseoir le monopole des Etats-Unis <text:tab/>(aucune <text:s/>nécessite technique).</text:span></text:p>
      <text:p text:style-name="P29">L'annuaire d'internet est donc conçu en 1982/83 sur un système hiérarchique sur le modèle UNIX, <text:span text:style-name="T22"><text:tab/></text:span>alors très prisé par les académiques.</text:p>
      <text:p text:style-name="P29"/>
      <text:p text:style-name="P30">L'ICANN (façade du département du commerce US), dirigé par les USA, alloue les adresses IP (en <text:span text:style-name="T22"><text:tab/></text:span>faisant son propre bénéfice) de façon inégale (45% les IP pour les USA). Résultat : il n'y a <text:span text:style-name="T22"><text:tab/></text:span>plus d'adresses disponibles pour tous les autres pays que les USA.<text:span text:style-name="T6"> Une fois ces adresses <text:tab/>allouées et vendues, elles se revendaient entre entreprises privées sous le manteau...</text:span></text:p>
      <text:p text:style-name="P31"><text:soft-page-break/>D'où IPv6. Autoconfiguration, sécurisation, adresse indépendante du FAI, 128 bits au lieu de 32.</text:p>
      <text:p text:style-name="P32"><text:tab/><text:span text:style-name="T23">(D'ailleurs, des technos de IPv6 ont été backportées sur IPv4, comme IPSEC)</text:span></text:p>
      <text:p text:style-name="P4"/>
      <text:p text:style-name="P4">Gouvernance d'internet</text:p>
      <text:p text:style-name="P4"><text:span text:style-name="T7"/></text:p>
      <text:p text:style-name="P5"><text:span text:style-name="T7">IETF : structure des standards. Fait par de bons ingénieurs de sociétés américaines. Participation </text:span><text:span text:style-name="T16"><text:tab/></text:span><text:span text:style-name="T7">volontaire, mais pour les professionnels fortunés de l'industrie.</text:span></text:p>
      <text:p text:style-name="P5"><text:span text:style-name="T7"/></text:p>
      <text:p text:style-name="P5"><text:span text:style-name="T7">W3C : au-dessus de la couche 3, le Web. Au début relativement indépendant, ensuite mis sous le giron de l'ISOC.</text:span></text:p>
      <text:p text:style-name="P5"><text:span text:style-name="T7"/></text:p>
      <text:p text:style-name="P6"><text:span text:style-name="T7">ISOC : <text:s/>théoriquement une amicale d'utilisateurs, pratiquement un dominion du gouvernement US.</text:span></text:p>
      <text:p text:style-name="P6"><text:span text:style-name="T7"/></text:p>
      <text:p text:style-name="P6"><text:span text:style-name="T7">IANA : allocation des adresses IP</text:span><text:span text:style-name="T8"> aux RIR (Registre Internet Régional), qui les sub-divisent</text:span><text:span text:style-name="T7">. </text:span><text:span text:style-name="T16"><text:tab/></text:span><text:span text:style-name="T7">Comme le reste, soi-disant </text:span><text:span text:style-name="T20">plus </text:span><text:span text:style-name="T7">indépendant, en fait complètement lié à l'ICANN (US).</text:span></text:p>
      <text:p text:style-name="P6"><text:span text:style-name="T7"/></text:p>
      <text:p text:style-name="P6"><text:span text:style-name="T7">ICANN : coordination technique entre les autres structures.</text:span><text:span text:style-name="T8"> Mandataire du département du </text:span><text:span text:style-name="T16"><text:tab/></text:span><text:span text:style-name="T8">commerce US</text:span><text:span text:style-name="T15"> ; </text:span><text:span text:style-name="T8">très grosse structure.</text:span><text:span text:style-name="T15"> Illégitime car unilatéral.</text:span></text:p>
      <text:p text:style-name="P6"><text:span text:style-name="T7"/></text:p>
      <text:p text:style-name="P7"><text:span text:style-name="T7">Ainsi qu'une flopée d'autres sigles et institutions.</text:span></text:p>
      <text:p text:style-name="P7"><text:span text:style-name="T7"/></text:p>
      <text:p text:style-name="P7"><text:span text:style-name="T7">Le fond de commerce de l'ICANN, c'est les noms de domaine. Les allocations d'adresse IP </text:span><text:span text:style-name="T16"><text:tab/></text:span><text:span text:style-name="T7">représentent peu, et les RIR peuvent se débrouiller. De la rareté a donc été crée sur les noms </text:span><text:span text:style-name="T16"><text:tab/></text:span><text:span text:style-name="T7">de domaine et en particulier sur les TLD (.com, .net,</text:span><text:span text:style-name="T9"> </text:span><text:span text:style-name="T7">...), des enchères de noms, des vols de </text:span><text:span text:style-name="T16"><text:tab/></text:span><text:span text:style-name="T7">noms</text:span><text:span text:style-name="T21"> </text:span><text:span text:style-name="T26">(notamment par l'ICANN, pour qui l'argent n'est pas un problème)</text:span><text:span text:style-name="T7">...</text:span></text:p>
      <text:p text:style-name="P8"><text:span text:style-name="T7">En particulier profitable à l'entreprise américaine Verisign.</text:span></text:p>
      <text:p text:style-name="P8"><text:span text:style-name="T7"/></text:p>
      <text:p text:style-name="P8"><text:span text:style-name="T7">Une telle centralisation </text:span><text:span text:style-name="T10">a permis</text:span><text:span text:style-name="T7"> de bloquer ou de rediriger le trafic, d'en interdire l'usage aux </text:span><text:span text:style-name="T18"><text:tab/></text:span><text:span text:style-name="T7">ennemis (Corée du Nord pendant un temps). C'est non sécurisé (même avec DNSSEC quand </text:span><text:span text:style-name="T18"><text:tab/></text:span><text:span text:style-name="T7">c'est chiffré), ça s'appuie nécessairement sur des matériels et logiciels vulnérables, et c'est un </text:span><text:span text:style-name="T18"><text:tab/></text:span><text:span text:style-name="T7">outil de surveillance et d'espionnage pour le gouvernement et l'industrie US.</text:span></text:p>
      <text:p text:style-name="P8"><text:span text:style-name="T7"/></text:p>
      <text:p text:style-name="P9"><text:span text:style-name="T7"><text:tab/>Dès le début de l'ICANN</text:span><text:span text:style-name="T12">,</text:span><text:span text:style-name="T7"> la collecte de données commence. Ces données s'échangent <text:tab/></text:span><text:span text:style-name="T13"><text:tab/><text:tab/></text:span><text:span text:style-name="T7">(possiblement contre réciprocité) entre grands pays (Five Eyes étant le premier </text:span><text:span text:style-name="T13"><text:tab/><text:tab/><text:tab/></text:span><text:span text:style-name="T7">cercle)</text:span><text:span text:style-name="T11">.</text:span></text:p>
      <text:p text:style-name="P10"><text:span text:style-name="T7"><text:tab/>Ca a toujours été le but, et connu depuis longtemps (publié dans le New York Times <text:tab/> <text:tab/><text:tab/>rapidement après une fuite d'un employé</text:span><text:span text:style-name="T14">, au sujet de la NSA</text:span><text:span text:style-name="T7">).</text:span></text:p>
      <text:p text:style-name="P11"><text:span text:style-name="T7"><text:tab/>Les monopoles commerciaux ont permis de faciliter ce phénomène.</text:span></text:p>
      <text:p text:style-name="P11"><text:span text:style-name="T7"/></text:p>
      <text:p text:style-name="P11"><text:span text:style-name="T7">Pas de cadre juridique pour contrôler ça. Même s'il y en avait, les gouvernements n'auraient que peu <text:tab/>de poids : ils n'ont ni le contrôle de toutes les infrastructures ni des informations qui <text:tab/>transitent dessus. Seul les USA (pour le monde entier) et la Chine (pour le marché intérieur) <text:tab/>ont du contrôle sur Internet.</text:span></text:p>
      <text:p text:style-name="P11"><text:span text:style-name="T7"/></text:p>
      <text:p text:style-name="P12"><text:span text:style-name="T7">Comme pour le reste, des réunions et sommets entre pays s'organisent, dans le seul but de discuter <text:tab/>de la date de la réunion suivante. </text:span><text:span text:style-name="T17">Les gouvernements, également par ignorance et parce que <text:tab/>l'enjeu électoral d'Internet était alors nul, ont laissé passer cette mise en place de la <text:tab/>gouvernance américaine sur l'Internet.</text:span></text:p>
      <text:p text:style-name="P12"><text:span text:style-name="T17"/></text:p>
      <text:p text:style-name="P13"><text:span text:style-name="T17">U</text:span><text:span text:style-name="T7">n forum plus légitime a fini par se créer : le FGI (Forum de la Gouvernance Internet). Ouvert à </text:span><text:span text:style-name="T19"><text:tab/></text:span><text:span text:style-name="T7">toutes les parties prenantes, on se pose la question du multilinguisme et de la régionalisation.</text:span></text:p>
      <text:p text:style-name="P14"><text:span text:style-name="T7">Pas de réelle coopération entre états pour autant.</text:span></text:p>
      <text:p text:style-name="P15"><text:soft-page-break/>Standards</text:p>
      <text:p text:style-name="P15"/>
      <text:p text:style-name="P33">IETF, censé être "bottom up", est gangrené par les lobbys des grandes entreprises qui viennent <text:tab/>pousser leurs solutions. Beaucoup de réunions et de discussions avant de tomber d'accord <text:tab/>sur une RFC. Il s'agit d'un travail communautaire libre, contrairement à d'autres instituts de <text:tab/>normes comme ISO ou 3GPP ; les RFC sont toutes téléchargeables et subissent des tests <text:tab/>d'interopérabilité. Très rigoureux scientifiquement, peu d'interférence gouvernementale.</text:p>
      <text:p text:style-name="P33"><text:tab/><text:tab/>Majoritairement américain quand même, ils ont le pouvoir. 80% des RFC par eux.</text:p>
      <text:p text:style-name="P34"><text:tab/><text:tab/><text:tab/>Le consensus devient vite une question de rapport de force.</text:p>
      <text:p text:style-name="P33"/>
      <text:p text:style-name="P33"/>
      <text:p text:style-name="P35">Schisme avec l'<text:span text:style-name="T38">I</text:span>nternet Chinois<text:span text:style-name="T27">. En IPv6 majoritairement, très surveillé, connecté à l'Internet <text:tab/>général via le </text:span><text:span text:style-name="T24">great firewall</text:span><text:span text:style-name="T29">.</text:span><text:span text:style-name="T30"> Ouverture des TLD, même si en pratique ils sont achetés et <text:tab/>revendus par des américains</text:span><text:span text:style-name="T31"> ; là encore, il s'agit d'un marché de petit nombre de grandes <text:tab/>sociétés américaines.</text:span></text:p>
      <text:p text:style-name="P35"><text:span text:style-name="T29"/></text:p>
      <text:p text:style-name="P36"><text:span text:style-name="T29">L</text:span><text:span text:style-name="T28">'ouverture des TLD ne marche pas au niveau global parce qu'ils sont hors ICANN et que l'ICANN <text:tab/>a le monopole ; pour des besoins privés en revanche où l'on peut s'échanger les noms de <text:tab/>domaine ou faire des DNS privés, ça offre une indépendance puisque personne n'a accès aux <text:tab/>TLD associés sauf le privé en question. Ces réseaux sont donc de fait obscurs et cachés du <text:tab/>grand Internet</text:span><text:span text:style-name="T32"> (qui utilise le DNS de son FAI ou de Google, ou un miroir)</text:span><text:span text:style-name="T28">, camouflés de fait </text:span><text:span text:style-name="T32"><text:tab/></text:span><text:span text:style-name="T28">bien qu'accessibles.</text:span></text:p>
      <text:p text:style-name="P36"><text:span text:style-name="T28"/></text:p>
      <text:p text:style-name="P36"><text:span text:style-name="T28"/></text:p>
      <text:p text:style-name="P16"><text:span text:style-name="T28">Identité</text:span></text:p>
      <text:p text:style-name="P36"><text:span text:style-name="T28"/></text:p>
      <text:p text:style-name="P37"><text:span text:style-name="T28"><text:tab/>Que des solutions individuelles en pratique :</text:span></text:p>
      <text:p text:style-name="P37"><text:span text:style-name="T28"/></text:p>
      <text:p text:style-name="P37"><text:span text:style-name="T28"><text:tab/><text:tab/>- Garder plusieurs ID dans des endroits différents</text:span></text:p>
      <text:p text:style-name="P37"><text:span text:style-name="T28"><text:tab/><text:tab/>- Créer des ID bidon</text:span></text:p>
      <text:p text:style-name="P37"><text:span text:style-name="T28"><text:tab/><text:tab/>- Déplacer souvent ses données</text:span></text:p>
      <text:p text:style-name="P37"><text:span text:style-name="T28"><text:tab/><text:tab/>- Fournir un minimum d'info aux autres</text:span></text:p>
      <text:p text:style-name="P37"><text:span text:style-name="T28"><text:tab/><text:tab/>- Payer en liquide</text:span></text:p>
      <text:p text:style-name="P44"><text:span text:style-name="T28"><text:tab/><text:tab/>- Anonymat, chiffrement, boycott, règles de conduite...</text:span></text:p>
      <text:p text:style-name="P42"><text:span text:style-name="T28"/></text:p>
      <text:p text:style-name="P43"><text:span text:style-name="T28">La surveillance de masse a été initiée par Israël (Narus).</text:span></text:p>
      <text:p text:style-name="P43"><text:span text:style-name="T28"/></text:p>
      <text:p text:style-name="P17"><text:span text:style-name="T28">Futur d'Internet</text:span></text:p>
      <text:p text:style-name="P17"><text:span text:style-name="T28"/></text:p>
      <text:p text:style-name="P38"><text:span text:style-name="T28">Internet est fondamentalement expérimental et insécurisé. TCP</text:span><text:span text:style-name="T33">-</text:span><text:span text:style-name="T28">IP est naturellement faible, et se <text:tab/>pose la question du rafistolage VS la politique de la table rase. En pratique, c'est <text:tab/>évidemment le rafistolage.</text:span></text:p>
      <text:p text:style-name="P38"><text:span text:style-name="T28"/></text:p>
      <text:p text:style-name="P39"><text:span text:style-name="T28">Si on compare TCP-IP à IPC, on perd les notions de droits d'accès, de processus avec leurs <text:tab/>identifiants, de contrôle de ressources allouées....</text:span><text:span text:style-name="T34"> On perd la </text:span><text:span text:style-name="T25">security by design</text:span><text:span text:style-name="T34">.</text:span></text:p>
      <text:p text:style-name="P39"><text:span text:style-name="T28"/></text:p>
      <text:p text:style-name="P40"><text:span text:style-name="T28">Le modèle client-serveur date toujours des années 80, le P2P reste à la marge.</text:span></text:p>
      <text:p text:style-name="P40"><text:span text:style-name="T28"/></text:p>
      <text:p text:style-name="P41"><text:span text:style-name="T28">Ces modèles propriétaires et non-interopérables fragmentent Internet et créent des </text:span><text:span text:style-name="T23">trusts</text:span><text:span text:style-name="T28"> d'Internet, <text:tab/>le fragmentant au profit de multinationales aujourd'hui plus puissantes que les états, et qui <text:tab/>cherchent d'ailleurs à légaliser leurs privilèges.</text:span></text:p>
      <text:p text:style-name="P41"><text:span text:style-name="T28"/></text:p>
      <text:p text:style-name="P45"><text:soft-page-break/>McCarthy<text:span text:style-name="T39">i</text:span>sm<text:span text:style-name="T28"> des USA avec la surveillance</text:span><text:span text:style-name="T35">, et quasi-absence de réaction en face.</text:span><text:span text:style-name="T36"> Le droit des pays <text:tab/>disparaît au profit de celui des colons (le droit américain supplante les autres en pratique, via <text:tab/>les CGV par exemple).</text:span></text:p>
      <text:p text:style-name="P45"><text:span text:style-name="T36"/></text:p>
      <text:p text:style-name="P45"><text:span text:style-name="T36"/></text:p>
      <text:p text:style-name="P46"><text:span text:style-name="T36">B</text:span><text:span text:style-name="T28">lockchain</text:span></text:p>
      <text:p text:style-name="P46"><text:span text:style-name="T37"/></text:p>
      <text:p text:style-name="P47"><text:span text:style-name="T37">Comme une nouvelle espèce, de nombreuses variantes de blockchain apparaissent partout dans le <text:tab/>monde (pour souvent disparaître peu après) ; de nombreuses entreprises s'emparent de cette <text:tab/>technologie.</text:span></text:p>
      <text:p text:style-name="P47"><text:span text:style-name="T37"/></text:p>
      <text:p text:style-name="P47"><text:span text:style-name="T37">Technologiquement, il s'agit de la même chose toujours : une base de données (la blockchain) <text:tab/>répartie entre les utilisateurs (miners), un système d'exploitation propriétaire et des <text:tab/>applications. La nouveauté est la gestion de ce chiffrement et la division de celle-ci.</text:span></text:p>
      <text:p text:style-name="P47"><text:span text:style-name="T37"/></text:p>
      <text:p text:style-name="P48"><text:span text:style-name="T37">Problèmes :</text:span></text:p>
      <text:p text:style-name="P48"><text:span text:style-name="T37"/></text:p>
      <text:p text:style-name="P48"><text:span text:style-name="T37"><text:tab/>- temps d'exécution</text:span></text:p>
      <text:p text:style-name="P48"><text:span text:style-name="T37"><text:tab/>- énergie consommée</text:span></text:p>
      <text:p text:style-name="P48"><text:span text:style-name="T37"><text:tab/>- impossibilité d'annuler une transaction (donc quid des cas problématiques, comme un <text:tab/><text:tab/><text:tab/>utilisateur qui ne répond pas ? Quid du point de reprise ? On ne peut pas arrêter la <text:tab/><text:tab/>machine ou revenir en arrière)</text:span></text:p>
      <text:p text:style-name="P48"><text:span text:style-name="T37"><text:tab/>- problèmes applicatifs toujours possibles</text:span></text:p>
      <text:p text:style-name="P48"><text:span text:style-name="T37"><text:tab/>- pirates</text:span></text:p>
      <text:p text:style-name="P48"><text:span text:style-name="T37"/></text:p>
      <text:p text:style-name="P48"><text:span text:style-name="T37"/></text:p>
      <text:p text:style-name="P49"><text:span text:style-name="T37">Technologie encore très inexplorée pour l'insta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09:19:23.291651511</meta:creation-date>
    <dc:date>2016-10-14T12:32:10.480964038</dc:date>
    <meta:editing-duration>PT3H1M35S</meta:editing-duration>
    <meta:editing-cycles>77</meta:editing-cycles>
    <meta:generator>LibreOffice/5.2.2.2.0$Linux_X86_64 LibreOffice_project/20m0$Build-2</meta:generator>
    <meta:document-statistic meta:table-count="0" meta:image-count="0" meta:object-count="0" meta:page-count="4" meta:paragraph-count="70" meta:word-count="1400" meta:character-count="8983" meta:non-whitespace-character-count="7545"/>
  </office:meta>
</office:document-meta>
</file>